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4.7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4.25" calcext:value-type="float">
            <text:p>294,25</text:p>
          </table:table-cell>
          <table:table-cell table:number-columns-repeated="3"/>
          <table:table-cell office:value-type="float" office:value="305.47" calcext:value-type="float">
            <text:p>305,47</text:p>
          </table:table-cell>
          <table:table-cell table:formula="of:=[.K6]-[.J6]" office:value-type="float" office:value="305.47" calcext:value-type="float">
            <text:p>305,47</text:p>
          </table:table-cell>
          <table:table-cell table:formula="of:=[.K6]-[.G6]" office:value-type="float" office:value="11.22" calcext:value-type="float">
            <text:p>11,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44.83" calcext:value-type="float">
            <text:p>344,83</text:p>
          </table:table-cell>
          <table:table-cell table:number-columns-repeated="3"/>
          <table:table-cell office:value-type="float" office:value="392.93" calcext:value-type="float">
            <text:p>392,93</text:p>
          </table:table-cell>
          <table:table-cell table:formula="of:=[.K7]-[.J7]" office:value-type="float" office:value="392.93" calcext:value-type="float">
            <text:p>392,93</text:p>
          </table:table-cell>
          <table:table-cell table:formula="of:=[.K7]-[.G7]" office:value-type="float" office:value="48.1" calcext:value-type="float">
            <text:p>48,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31.12" calcext:value-type="float">
            <text:p>431,12</text:p>
          </table:table-cell>
          <table:table-cell table:number-columns-repeated="3"/>
          <table:table-cell office:value-type="float" office:value="448.07" calcext:value-type="float">
            <text:p>448,07</text:p>
          </table:table-cell>
          <table:table-cell table:formula="of:=[.K8]-[.J8]" office:value-type="float" office:value="448.07" calcext:value-type="float">
            <text:p>448,07</text:p>
          </table:table-cell>
          <table:table-cell table:formula="of:=[.K8]-[.G8]" office:value-type="float" office:value="16.95" calcext:value-type="float">
            <text:p>16,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00.48" calcext:value-type="float">
            <text:p>300,48</text:p>
          </table:table-cell>
          <table:table-cell table:number-columns-repeated="3"/>
          <table:table-cell office:value-type="float" office:value="332.22" calcext:value-type="float">
            <text:p>332,22</text:p>
          </table:table-cell>
          <table:table-cell table:formula="of:=[.K9]-[.J9]" office:value-type="float" office:value="332.22" calcext:value-type="float">
            <text:p>332,22</text:p>
          </table:table-cell>
          <table:table-cell table:formula="of:=[.K9]-[.G9]" office:value-type="float" office:value="31.74" calcext:value-type="float">
            <text:p>31,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44.83" calcext:value-type="float">
            <text:p>344,83</text:p>
          </table:table-cell>
          <table:table-cell table:number-columns-repeated="3"/>
          <table:table-cell office:value-type="float" office:value="439.73" calcext:value-type="float">
            <text:p>439,73</text:p>
          </table:table-cell>
          <table:table-cell table:formula="of:=[.K10]-[.J10]" office:value-type="float" office:value="439.73" calcext:value-type="float">
            <text:p>439,73</text:p>
          </table:table-cell>
          <table:table-cell table:formula="of:=[.K10]-[.G10]" office:value-type="float" office:value="94.9" calcext:value-type="float">
            <text:p>94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94.85" calcext:value-type="float">
            <text:p>494,85</text:p>
          </table:table-cell>
          <table:table-cell table:number-columns-repeated="3"/>
          <table:table-cell office:value-type="float" office:value="639.48" calcext:value-type="float">
            <text:p>639,48</text:p>
          </table:table-cell>
          <table:table-cell table:formula="of:=[.K11]-[.J11]" office:value-type="float" office:value="639.48" calcext:value-type="float">
            <text:p>639,48</text:p>
          </table:table-cell>
          <table:table-cell table:formula="of:=[.K11]-[.G11]" office:value-type="float" office:value="144.63" calcext:value-type="float">
            <text:p>144,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83.19" calcext:value-type="float">
            <text:p>583,19</text:p>
          </table:table-cell>
          <table:table-cell table:number-columns-repeated="3"/>
          <table:table-cell office:value-type="float" office:value="728.64" calcext:value-type="float">
            <text:p>728,64</text:p>
          </table:table-cell>
          <table:table-cell table:formula="of:=[.K12]-[.J12]" office:value-type="float" office:value="728.64" calcext:value-type="float">
            <text:p>728,64</text:p>
          </table:table-cell>
          <table:table-cell table:formula="of:=[.K12]-[.G12]" office:value-type="float" office:value="145.45" calcext:value-type="float">
            <text:p>145,4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82.68" calcext:value-type="float">
            <text:p>282,68</text:p>
          </table:table-cell>
          <table:table-cell table:number-columns-repeated="3"/>
          <table:table-cell office:value-type="float" office:value="298.26" calcext:value-type="float">
            <text:p>298,26</text:p>
          </table:table-cell>
          <table:table-cell table:formula="of:=[.K13]-[.J13]" office:value-type="float" office:value="298.26" calcext:value-type="float">
            <text:p>298,26</text:p>
          </table:table-cell>
          <table:table-cell table:formula="of:=[.K13]-[.G13]" office:value-type="float" office:value="15.58" calcext:value-type="float">
            <text:p>15,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75.02" calcext:value-type="float">
            <text:p>375,02</text:p>
          </table:table-cell>
          <table:table-cell table:number-columns-repeated="3"/>
          <table:table-cell office:value-type="float" office:value="1027" calcext:value-type="float">
            <text:p>1027</text:p>
          </table:table-cell>
          <table:table-cell table:formula="of:=[.K14]-[.J14]" office:value-type="float" office:value="1027" calcext:value-type="float">
            <text:p>1027</text:p>
          </table:table-cell>
          <table:table-cell table:formula="of:=[.K14]-[.G14]" office:value-type="float" office:value="651.98" calcext:value-type="float">
            <text:p>651,9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5.5" calcext:value-type="float">
            <text:p>485,5</text:p>
          </table:table-cell>
          <table:table-cell table:number-columns-repeated="3"/>
          <table:table-cell office:value-type="float" office:value="660.98" calcext:value-type="float">
            <text:p>660,98</text:p>
          </table:table-cell>
          <table:table-cell table:formula="of:=[.K15]-[.J15]" office:value-type="float" office:value="660.98" calcext:value-type="float">
            <text:p>660,98</text:p>
          </table:table-cell>
          <table:table-cell table:formula="of:=[.K15]-[.G15]" office:value-type="float" office:value="175.48" calcext:value-type="float">
            <text:p>175,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57.69" calcext:value-type="float">
            <text:p>557,69</text:p>
          </table:table-cell>
          <table:table-cell table:number-columns-repeated="3"/>
          <table:table-cell office:value-type="float" office:value="829.23" calcext:value-type="float">
            <text:p>829,23</text:p>
          </table:table-cell>
          <table:table-cell table:formula="of:=[.K16]-[.J16]" office:value-type="float" office:value="829.23" calcext:value-type="float">
            <text:p>829,23</text:p>
          </table:table-cell>
          <table:table-cell table:formula="of:=[.K16]-[.G16]" office:value-type="float" office:value="271.54" calcext:value-type="float">
            <text:p>271,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68.82" calcext:value-type="float">
            <text:p>668,82</text:p>
          </table:table-cell>
          <table:table-cell table:number-columns-repeated="3"/>
          <table:table-cell office:value-type="float" office:value="942.03" calcext:value-type="float">
            <text:p>942,03</text:p>
          </table:table-cell>
          <table:table-cell table:formula="of:=[.K17]-[.J17]" office:value-type="float" office:value="942.03" calcext:value-type="float">
            <text:p>942,03</text:p>
          </table:table-cell>
          <table:table-cell table:formula="of:=[.K17]-[.G17]" office:value-type="float" office:value="273.21" calcext:value-type="float">
            <text:p>273,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98.41" calcext:value-type="float">
            <text:p>498,41</text:p>
          </table:table-cell>
          <table:table-cell table:number-columns-repeated="3"/>
          <table:table-cell office:value-type="float" office:value="796.66" calcext:value-type="float">
            <text:p>796,66</text:p>
          </table:table-cell>
          <table:table-cell table:formula="of:=[.K18]-[.J18]" office:value-type="float" office:value="796.66" calcext:value-type="float">
            <text:p>796,66</text:p>
          </table:table-cell>
          <table:table-cell table:formula="of:=[.K18]-[.G18]" office:value-type="float" office:value="298.25" calcext:value-type="float">
            <text:p>298,2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86.62" calcext:value-type="float">
            <text:p>686,62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08.42" calcext:value-type="float">
            <text:p>808,42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04.12" calcext:value-type="float">
            <text:p>604,12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19.25" calcext:value-type="float">
            <text:p>819,25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916.05" calcext:value-type="float">
            <text:p>916,05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24.04" calcext:value-type="float">
            <text:p>724,04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89.12" calcext:value-type="float">
            <text:p>889,12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033.37" calcext:value-type="float">
            <text:p>1033,37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47.46" calcext:value-type="float">
            <text:p>747,46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945.73" calcext:value-type="float">
            <text:p>945,73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232.61" calcext:value-type="float">
            <text:p>1232,61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.00.0000</text:date>, <text:time style:data-style-name="N2" text:time-value="18:36:06.562061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1-30T21:35:28.503353917</dc:date>
    <dc:creator>Fernando Bombardelli</dc:creator>
    <meta:editing-duration>PT1H33M59S</meta:editing-duration>
    <meta:editing-cycles>4</meta:editing-cycles>
    <meta:generator>LibreOffice/4.2.8.2$Linux_X86_64 LibreOffice_project/420$Build-2</meta:generator>
    <meta:document-statistic meta:table-count="1" meta:cell-count="224" meta:object-count="0"/>
  </office:meta>
</office:document-meta>
</file>